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2.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51cm" fo:min-width="1.54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52cm" fo:min-width="1.546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75cm" fo:min-width="2.876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Ponta_20_de_20_seta_20_3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3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2.749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Ponta_20_de_20_seta_20_4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opacity="0%" draw:opacity="0%" draw:textarea-horizontal-align="justify" draw:textarea-vertical-align="middle" draw:auto-grow-height="false" fo:min-height="0.75cm" fo:min-width="2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76cm" fo:min-width="2.376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28cm" draw:marker-start-width="0.242cm" draw:marker-end="Ponta_20_de_20_seta_20_5" draw:marker-end-width="0.342cm" draw:fill="none" draw:textarea-vertical-align="middle" fo:padding-top="0.139cm" fo:padding-bottom="0.139cm" fo:padding-left="0.264cm" fo:padding-right="0.264cm" loext:decorative="false"/>
    </style:style>
    <style:style style:name="gr12" style:family="graphic" style:parent-style-name="objectwithoutfill">
      <style:graphic-properties draw:marker-end="Ponta_20_de_20_seta_20_6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Ponta_20_de_20_seta_20_7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Ponta_20_de_20_seta_20_9" draw:marker-end-width="0.3cm" draw:fill="none" draw:textarea-vertical-align="middle" loext:decorative="false"/>
    </style:style>
    <style:style style:name="gr15" style:family="graphic" style:parent-style-name="standard">
      <style:graphic-properties svg:stroke-opacity="0%" draw:opacity="0%" draw:textarea-horizontal-align="justify" draw:textarea-vertical-align="middle" draw:auto-grow-height="false" fo:min-height="0.749cm" fo:min-width="1.75cm" style:writing-mode="lr-tb" loext:decorative="false"/>
      <style:paragraph-properties style:writing-mode="lr-tb"/>
    </style:style>
    <style:style style:name="gr16" style:family="graphic" style:parent-style-name="standard">
      <style:graphic-properties svg:stroke-opacity="0%" draw:opacity="0%" draw:textarea-horizontal-align="justify" draw:textarea-vertical-align="middle" draw:auto-grow-height="false" fo:min-height="1cm" fo:min-width="2.5cm" style:writing-mode="lr-tb" loext:decorative="false"/>
      <style:paragraph-properties style:writing-mode="lr-tb"/>
    </style:style>
    <style:style style:name="gr17" style:family="graphic" style:parent-style-name="standard">
      <style:graphic-properties svg:stroke-opacity="0%" draw:opacity="0%" draw:textarea-horizontal-align="justify" draw:textarea-vertical-align="middle" draw:auto-grow-height="false" fo:min-height="1cm" fo:min-width="2.75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Ponta_20_de_20_seta_20_10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4pt" fo:background-color="#ffff00" style:font-size-asian="14pt" style:font-size-complex="14pt"/>
    </style:style>
    <style:style style:name="P7" style:family="paragraph">
      <loext:graphic-properties draw:opacity="0%"/>
      <style:paragraph-properties fo:text-align="center" style:writing-mode="lr-tb"/>
      <style:text-properties fo:font-size="14pt" fo:background-color="#ffff00" style:font-size-asian="14pt" style:font-size-complex="14pt"/>
    </style:style>
    <style:style style:name="P8" style:family="paragraph">
      <style:paragraph-properties fo:text-align="center"/>
      <style:text-properties fo:font-size="14pt" fo:background-color="#ff0000" style:font-size-asian="14pt" style:font-size-complex="14pt"/>
    </style:style>
    <style:style style:name="P9" style:family="paragraph">
      <loext:graphic-properties draw:opacity="0%"/>
      <style:paragraph-properties fo:text-align="center" style:writing-mode="lr-tb"/>
      <style:text-properties fo:font-size="14pt" fo:background-color="#ff0000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fo:background-color="#ffff00" style:font-size-asian="14pt" style:font-size-complex="14pt"/>
    </style:style>
    <style:style style:name="T3" style:family="text">
      <style:text-properties fo:font-size="14pt" fo:background-color="#ff0000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2" draw:id="id2" draw:layer="layout" svg:width="3.25cm" svg:height="1.25cm" svg:x="8.75cm" svg:y="1.5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3.25cm" svg:height="1.749cm" svg:x="8.75cm" svg:y="8.501cm">
          <text:p text:style-name="P3"><text:span text:style-name="T1">Turn wai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7" draw:id="id7" draw:layer="layout" svg:width="3.25cm" svg:height="1.75cm" svg:x="8.75cm" svg:y="12cm">
          <text:p text:style-name="P3"><text:span text:style-name="T1">Data sen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1" draw:id="id1" draw:layer="layout" svg:width="6.75cm" svg:height="3.249cm" svg:x="7cm" svg:y="15.751cm">
          <text:p text:style-name="P3"><text:span text:style-name="T1">Received</text:span></text:p>
          <text:p text:style-name="P3"><text:span text:style-name="T1">Respon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line-skew="1.248cm" svg:x1="13.75cm" svg:y1="17.376cm" svg:x2="12cm" svg:y2="2.125cm" draw:start-shape="id1" draw:start-glue-point="7" draw:end-shape="id2" draw:end-glue-point="1" svg:d="M13750 17376h1750v-15251h-3500" svg:viewBox="0 0 3501 15252">
          <text:p/>
        </draw:connector>
        <draw:custom-shape draw:style-name="gr6" draw:text-style-name="P2" xml:id="id5" draw:id="id5" draw:layer="layout" svg:width="3.5cm" svg:height="1.5cm" svg:x="3cm" svg:y="21.25cm">
          <text:p text:style-name="P1">Failure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3.249cm" svg:height="1.5cm" svg:x="13cm" svg:y="21.25cm">
          <text:p text:style-name="P1">Success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3.75cm" svg:y1="17.376cm" svg:x2="14.624cm" svg:y2="21.25cm" draw:start-shape="id1" draw:start-glue-point="7" draw:end-shape="id3" draw:end-glue-point="0" svg:d="M13750 17376h874v3874" svg:viewBox="0 0 875 3875">
          <text:p/>
        </draw:connector>
        <draw:custom-shape draw:style-name="gr9" draw:text-style-name="P7" draw:layer="layout" svg:width="2.5cm" svg:height="1cm" svg:x="13.25cm" svg:y="19cm">
          <text:p text:style-name="P6"><text:span text:style-name="T2">Y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" draw:id="id4" draw:layer="layout" svg:width="5.75cm" svg:height="3.25cm" svg:x="7.5cm" svg:y="3.75cm">
          <text:p text:style-name="P3"><text:span text:style-name="T1">Attempt</text:span></text:p>
          <text:p text:style-name="P3"><text:span text:style-name="T1">limit</text:span></text:p>
          <text:p text:style-name="P3"><text:span text:style-name="T1">reach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5" draw:layer="layout" svg:x1="7.5cm" svg:y1="5.375cm" svg:x2="4.75cm" svg:y2="21.25cm" draw:start-shape="id4" draw:start-glue-point="5" draw:end-shape="id5" draw:end-glue-point="0" svg:d="M7500 5375h-2750v15875" svg:viewBox="0 0 2751 15876">
          <text:p/>
        </draw:connector>
        <draw:connector draw:style-name="gr12" draw:text-style-name="P5" draw:layer="layout" svg:x1="10.375cm" svg:y1="7cm" svg:x2="10.375cm" svg:y2="8.501cm" draw:start-shape="id4" draw:start-glue-point="6" draw:end-shape="id6" draw:end-glue-point="5" svg:d="M10375 7000v1501" svg:viewBox="0 0 1 1502">
          <text:p/>
        </draw:connector>
        <draw:connector draw:style-name="gr13" draw:text-style-name="P5" draw:layer="layout" svg:x1="10.375cm" svg:y1="10.25cm" svg:x2="10.375cm" svg:y2="12cm" draw:start-shape="id6" draw:start-glue-point="8" draw:end-shape="id7" draw:end-glue-point="5" svg:d="M10375 10250v1750" svg:viewBox="0 0 1 1751">
          <text:p/>
        </draw:connector>
        <draw:connector draw:style-name="gr14" draw:text-style-name="P5" draw:layer="layout" svg:x1="10.375cm" svg:y1="2.75cm" svg:x2="10.375cm" svg:y2="3.75cm" draw:start-shape="id2" draw:start-glue-point="2" draw:end-shape="id4" draw:end-glue-point="4" svg:d="M10375 2750v1000" svg:viewBox="0 0 1 1001">
          <text:p/>
        </draw:connector>
        <draw:custom-shape draw:style-name="gr15" draw:text-style-name="P9" draw:layer="layout" svg:width="2.25cm" svg:height="0.999cm" svg:x="9.25cm" svg:y="7cm">
          <text:p text:style-name="P8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cm" svg:height="1.25cm" svg:x="14cm" svg:y="8.75cm">
          <text:p text:style-name="P8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3.25cm" svg:height="1.25cm" svg:x="3.25cm" svg:y="12.5cm">
          <text:p text:style-name="P6"><text:span text:style-name="T2">Yes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10.375cm" svg:y1="13.75cm" svg:x2="10.375cm" svg:y2="15.751cm" draw:start-shape="id7" draw:start-glue-point="8" draw:end-shape="id1" draw:end-glue-point="4" svg:d="M10375 13750v2001" svg:viewBox="0 0 1 2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_20_de_20_seta_20_10" draw:display-name="Ponta de seta 10" svg:viewBox="0 0 20 20" svg:d="M0 20l10-20 10 20z"/>
    <draw:marker draw:name="Ponta_20_de_20_seta_20_3" draw:display-name="Ponta de seta 3" svg:viewBox="0 0 20 20" svg:d="M0 20l10-20 10 20z"/>
    <draw:marker draw:name="Ponta_20_de_20_seta_20_4" draw:display-name="Ponta de seta 4" svg:viewBox="0 0 20 20" svg:d="M0 20l10-20 10 20z"/>
    <draw:marker draw:name="Ponta_20_de_20_seta_20_5" draw:display-name="Ponta de seta 5" svg:viewBox="0 0 20 20" svg:d="M0 20l10-20 10 20z"/>
    <draw:marker draw:name="Ponta_20_de_20_seta_20_6" draw:display-name="Ponta de seta 6" svg:viewBox="0 0 20 20" svg:d="M0 20l10-20 10 20z"/>
    <draw:marker draw:name="Ponta_20_de_20_seta_20_7" draw:display-name="Ponta de seta 7" svg:viewBox="0 0 20 20" svg:d="M0 20l10-20 10 20z"/>
    <draw:marker draw:name="Ponta_20_de_20_seta_20_9" draw:display-name="Ponta de set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29T14:16:55.073000000</meta:creation-date>
    <dc:date>2025-04-29T19:58:42.328000000</dc:date>
    <meta:editing-duration>PT10M39S</meta:editing-duration>
    <meta:editing-cycles>2</meta:editing-cycles>
    <meta:generator>LibreOffice/24.8.5.2$Windows_X86_64 LibreOffice_project/fddf2685c70b461e7832239a0162a77216259f22</meta:generator>
    <meta:document-statistic meta:object-count="18"/>
  </office:meta>
</office:document-meta>
</file>